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language="es" fo:country="ES"/>
    </style:style>
    <style:style style:name="P2" style:parent-style-name="Normale" style:family="paragraph">
      <style:text-properties fo:language="es" fo:country="ES"/>
    </style:style>
    <style:style style:name="P3" style:parent-style-name="Normale" style:family="paragraph">
      <style:text-properties fo:language="es" fo:country="ES"/>
    </style:style>
    <style:style style:name="P4" style:parent-style-name="Normale" style:family="paragraph">
      <style:text-properties fo:language="es" fo:country="ES"/>
    </style:style>
    <style:style style:name="P5" style:parent-style-name="Normale" style:family="paragraph">
      <style:text-properties fo:language="es" fo:country="ES"/>
    </style:style>
    <style:style style:name="P6" style:parent-style-name="Normale" style:family="paragraph">
      <style:text-properties fo:language="es" fo:country="ES"/>
    </style:style>
    <style:style style:name="P7" style:parent-style-name="Normale" style:family="paragraph">
      <style:text-properties fo:language="es" fo:country="ES"/>
    </style:style>
    <style:style style:name="P8" style:parent-style-name="Normale" style:family="paragraph">
      <style:text-properties fo:language="es" fo:country="ES"/>
    </style:style>
    <style:style style:name="P9" style:parent-style-name="Normale" style:family="paragraph">
      <style:text-properties fo:language="es" fo:country="ES"/>
    </style:style>
    <style:style style:name="P10" style:parent-style-name="Normale" style:family="paragraph">
      <style:text-properties fo:language="es" fo:country="ES"/>
    </style:style>
    <style:style style:name="P11" style:parent-style-name="Normale" style:family="paragraph">
      <style:text-properties fo:language="es" fo:country="ES"/>
    </style:style>
    <style:style style:name="P12" style:parent-style-name="Normale" style:family="paragraph">
      <style:text-properties fo:language="es" fo:country="ES"/>
    </style:style>
    <style:style style:name="P13" style:parent-style-name="Normale" style:family="paragraph">
      <style:text-properties fo:language="es" fo:country="ES"/>
    </style:style>
    <style:style style:name="P14" style:parent-style-name="Normale" style:family="paragraph">
      <style:text-properties fo:language="es" fo:country="ES"/>
    </style:style>
    <style:style style:name="P15" style:parent-style-name="Normale" style:family="paragraph">
      <style:text-properties fo:language="es" fo:country="ES"/>
    </style:style>
    <style:style style:name="P16" style:parent-style-name="Normale" style:family="paragraph">
      <style:text-properties fo:language="es" fo:country="ES"/>
    </style:style>
    <style:style style:name="P17" style:parent-style-name="Normale" style:family="paragraph">
      <style:text-properties fo:language="es" fo:country="ES"/>
    </style:style>
    <style:style style:name="P18" style:parent-style-name="Normale" style:family="paragraph">
      <style:text-properties fo:language="es" fo:country="ES"/>
    </style:style>
    <style:style style:name="P19" style:parent-style-name="Normale" style:family="paragraph">
      <style:text-properties fo:language="es" fo:country="ES"/>
    </style:style>
    <style:style style:name="P20" style:parent-style-name="Normale" style:family="paragraph">
      <style:text-properties fo:language="es" fo:country="ES"/>
    </style:style>
    <style:style style:name="P21" style:parent-style-name="Normale" style:family="paragraph">
      <style:text-properties fo:language="es" fo:country="ES"/>
    </style:style>
    <style:style style:name="P22" style:parent-style-name="Normale" style:family="paragraph">
      <style:text-properties fo:language="es" fo:country="ES"/>
    </style:style>
    <style:style style:name="P23" style:parent-style-name="Normale" style:family="paragraph">
      <style:text-properties fo:language="es" fo:country="ES"/>
    </style:style>
    <style:style style:name="P24" style:parent-style-name="Normale" style:family="paragraph">
      <style:text-properties fo:language="es" fo:country="ES"/>
    </style:style>
    <style:style style:name="P25" style:parent-style-name="Normale" style:family="paragraph">
      <style:text-properties fo:language="es" fo:country="ES"/>
    </style:style>
    <style:style style:name="P26" style:parent-style-name="Normale" style:family="paragraph">
      <style:text-properties fo:language="es" fo:country="ES"/>
    </style:style>
    <style:style style:name="P27" style:parent-style-name="Normale" style:family="paragraph">
      <style:text-properties fo:language="es" fo:country="ES"/>
    </style:style>
    <style:style style:name="P28" style:parent-style-name="Normale" style:family="paragraph">
      <style:text-properties fo:language="es" fo:country="ES"/>
    </style:style>
    <style:style style:name="P29" style:parent-style-name="Normale" style:family="paragraph">
      <style:text-properties fo:language="es" fo:country="ES"/>
    </style:style>
    <style:style style:name="P30" style:parent-style-name="Normale" style:family="paragraph">
      <style:text-properties fo:language="es" fo:country="ES"/>
    </style:style>
    <style:style style:name="P31" style:parent-style-name="Normale" style:family="paragraph">
      <style:text-properties fo:language="es" fo:country="ES"/>
    </style:style>
    <style:style style:name="P32" style:parent-style-name="Normale" style:family="paragraph">
      <style:text-properties fo:language="es" fo:country="ES"/>
    </style:style>
    <style:style style:name="P33" style:parent-style-name="Normale" style:family="paragraph">
      <style:text-properties fo:language="es" fo:country="ES"/>
    </style:style>
    <style:style style:name="P34" style:parent-style-name="Normale" style:family="paragraph">
      <style:text-properties fo:language="es" fo:country="ES"/>
    </style:style>
    <style:style style:name="P35" style:parent-style-name="Normale" style:family="paragraph">
      <style:text-properties fo:language="es" fo:country="ES"/>
    </style:style>
    <style:style style:name="P36" style:parent-style-name="Normale" style:family="paragraph">
      <style:text-properties fo:language="es" fo:country="ES"/>
    </style:style>
    <style:style style:name="P37" style:parent-style-name="Normale" style:family="paragraph">
      <style:text-properties fo:language="es" fo:country="ES"/>
    </style:style>
    <style:style style:name="P38" style:parent-style-name="Normale" style:family="paragraph">
      <style:text-properties fo:language="es" fo:country="ES"/>
    </style:style>
    <style:style style:name="P39" style:parent-style-name="Normale" style:family="paragraph">
      <style:text-properties fo:language="es" fo:country="ES"/>
    </style:style>
    <style:style style:name="P40" style:parent-style-name="Normale" style:family="paragraph">
      <style:text-properties fo:language="es" fo:country="ES"/>
    </style:style>
    <style:style style:name="P41" style:parent-style-name="Normale" style:family="paragraph">
      <style:text-properties fo:language="es" fo:country="ES"/>
    </style:style>
    <style:style style:name="P42" style:parent-style-name="Normale" style:family="paragraph">
      <style:text-properties fo:language="es" fo:country="ES"/>
    </style:style>
    <style:style style:name="P43" style:parent-style-name="Normale" style:family="paragraph">
      <style:text-properties fo:language="es" fo:country="ES"/>
    </style:style>
    <style:style style:name="P44" style:parent-style-name="Normale" style:family="paragraph">
      <style:text-properties fo:language="es" fo:country="ES"/>
    </style:style>
    <style:style style:name="P45" style:parent-style-name="Normale" style:family="paragraph">
      <style:text-properties fo:language="es" fo:country="ES"/>
    </style:style>
    <style:style style:name="P46" style:parent-style-name="Normale" style:family="paragraph">
      <style:text-properties fo:language="es" fo:country="ES"/>
    </style:style>
    <style:style style:name="P47" style:parent-style-name="Normale" style:family="paragraph">
      <style:text-properties fo:language="es" fo:country="ES"/>
    </style:style>
    <style:style style:name="P48" style:parent-style-name="Normale" style:family="paragraph">
      <style:text-properties fo:language="es" fo:country="ES"/>
    </style:style>
    <style:style style:name="P49" style:parent-style-name="Normale" style:family="paragraph">
      <style:text-properties fo:language="es" fo:country="ES"/>
    </style:style>
    <style:style style:name="P50" style:parent-style-name="Normale" style:family="paragraph">
      <style:text-properties fo:language="es" fo:country="ES"/>
    </style:style>
    <style:style style:name="P51" style:parent-style-name="Normale" style:family="paragraph">
      <style:text-properties fo:language="es" fo:country="ES"/>
    </style:style>
    <style:style style:name="P52" style:parent-style-name="Normale" style:family="paragraph">
      <style:text-properties fo:language="es" fo:country="ES"/>
    </style:style>
    <style:style style:name="P53" style:parent-style-name="Normale" style:family="paragraph">
      <style:text-properties fo:language="es" fo:country="ES"/>
    </style:style>
    <style:style style:name="P54" style:parent-style-name="Normale" style:family="paragraph">
      <style:text-properties fo:language="es" fo:country="ES"/>
    </style:style>
    <style:style style:name="P55" style:parent-style-name="Normale" style:family="paragraph">
      <style:text-properties fo:language="es" fo:country="ES"/>
    </style:style>
    <style:style style:name="T56" style:parent-style-name="Car.predefinitoparagrafo" style:family="text">
      <style:text-properties fo:language="en" fo:country="US"/>
    </style:style>
    <style:style style:name="T57" style:parent-style-name="Car.predefinitoparagrafo" style:family="text">
      <style:text-properties fo:color="#000000" fo:language="en" fo:country="US"/>
    </style:style>
    <style:style style:name="T58" style:parent-style-name="Car.predefinitoparagrafo" style:family="text">
      <style:text-properties fo:color="#000000" fo:language="en" fo:country="US"/>
    </style:style>
    <style:style style:name="T59" style:parent-style-name="Car.predefinitoparagrafo" style:family="text">
      <style:text-properties fo:color="#000000" fo:language="es" fo:country="ES"/>
    </style:style>
    <style:style style:name="T60" style:parent-style-name="Car.predefinitoparagrafo" style:family="text">
      <style:text-properties fo:color="#000000" fo:language="es" fo:country="ES"/>
    </style:style>
    <style:style style:name="P61" style:parent-style-name="Normale" style:family="paragraph">
      <style:text-properties fo:language="es" fo:country="ES"/>
    </style:style>
    <style:style style:name="P62" style:parent-style-name="Normale" style:family="paragraph">
      <style:text-properties fo:language="es" fo:country="ES"/>
    </style:style>
  </office:automatic-styles>
  <office:body>
    <office:text text:use-soft-page-breaks="true">
      <text:p text:style-name="P1">Bienvenido...</text:p>
      <text:p text:style-name="P2">capitulo 1</text:p>
      <text:p text:style-name="P3">titulo :Los ojos que lo vieron primero<text:s/></text:p>
      <text:p text:style-name="P4"/>
      <text:p text:style-name="P5">Brazil 1985,en algun lugar de las favelas...</text:p>
      <text:p text:style-name="P6"/>
      <text:p text:style-name="P7">Solo senti fuertes ardores mientras era perseguido por la policia,</text:p>
      <text:p text:style-name="P8">no servia de nada ,disparar al vacio<text:s/>para defenderme,<text:s/>mi mente se nublava poco a poco,</text:p>
      <text:p text:style-name="P9">escuchaba a mis camaradas, gritando en desesperacion :</text:p>
      <text:p text:style-name="P10">-Corre<text:s/>OSCAR<text:s/>, MAS RAPIDO!!</text:p>
      <text:p text:style-name="P11">Y ahora solo estoy<text:s/>aquí … en un vacio , un reino silencioso, avanze lentamente cuando de pronto escuche una voz :</text:p>
      <text:p text:style-name="P12">-Vaya que gusto de verte,otra vez!</text:p>
      <text:p text:style-name="P13">Otra vez? Me pregunte yo, jamas he sentido esta voz ante, es agradable pero la vez impone miedo , no puede que sea humano.</text:p>
      <text:p text:style-name="P14">Quien eres? Vocifere.</text:p>
      <text:p text:style-name="P15">-No soy nada…<text:s/></text:p>
      <text:p text:style-name="P16">Me respondio<text:s/></text:p>
      <text:p text:style-name="P17">-Soy solo tu recibidor<text:s/></text:p>
      <text:p text:style-name="P18">Recibidor… de que lugar, pregunte.</text:p>
      <text:p text:style-name="P19">-De la nada… haz muerto .</text:p>
      <text:p text:style-name="P20">Muerto … claro era de suponerte.</text:p>
      <text:p text:style-name="P21">-Ahora tu madre y tu hermanos estan levantado tu cuerpo.</text:p>
      <text:p text:style-name="P22">Deben estar destrosados, yo no queria comvertirme en esto.</text:p>
      <text:p text:style-name="P23">-lo sè.</text:p>
      <text:p text:style-name="P24">-Desde que murio tu padre has tenido que tomar decisiones dificiles, no es asi?</text:p>
      <text:p text:style-name="P25">Si, no me quiero justificar hize cosas terribles de las que me arrepiento.</text:p>
      <text:p text:style-name="P26">Imagino que estoy en infierno por eso, yo solo espero que mi familia no sufra por un delicuente de mala monta.</text:p>
      <text:p text:style-name="P27">Espera, como es que sabes quien soy yo, eres el diablo?</text:p>
      <text:p text:style-name="P28">-Me han llamado de muchas formas, esa es una de ellas.</text:p>
      <text:p text:style-name="P29">Con que es eso, estoy en infierno…</text:p>
      <text:p text:style-name="P30">-No, ya te dije este lugar es la nada.</text:p>
      <text:soft-page-break/>
      <text:p text:style-name="P31">Como que la nada?</text:p>
      <text:p text:style-name="P32">-Si en este lugar veo como creces ,poco a poco.</text:p>
      <text:p text:style-name="P33">Acaso eres Dios?</text:p>
      <text:p text:style-name="P34">-Ese es otro pseudonimo, los humanos suelen darme muchos tipos nombres , son una especie curiosa.</text:p>
      <text:p text:style-name="P35">QUIEN ERES?</text:p>
      <text:p text:style-name="P36">-Ya te dije , soy la nada, soy tu recibidor.</text:p>
      <text:p text:style-name="P37">Nos hemos visto antes, Porque dijiste que gusto verte otra vez?</text:p>
      <text:p text:style-name="P38">-Oh, si que <text:s/>nos hemos visto, infinitas veces, bueno tal vez si es un numero limitado , pero no cuantificabile.</text:p>
      <text:p text:style-name="P39">No estoy entiendo nada.</text:p>
      <text:p text:style-name="P40">Que este lugar, quien eres, que serà de mi , y sobre de mi familia , estoy muy preocupados por ellos.</text:p>
      <text:p text:style-name="P41">-Cada vez que vienes , me soprende tu empatia, es una cualidad hermosa, que no puedo llegar a entender.</text:p>
      <text:p text:style-name="P42">Cuando nos hemos visto anteriormente…</text:p>
      <text:p text:style-name="P43">-Siempre<text:s/></text:p>
      <text:p text:style-name="P44">Como que siempre?</text:p>
      <text:p text:style-name="P45">-Haz estado aquí en cada ciclo, en cada vida, haz sido siempre tú,… la humanidad entera.</text:p>
      <text:p text:style-name="P46">No estoy entiendo</text:p>
      <text:p text:style-name="P47">-eras el policia que te matò, eres tu familia que se preocupa por, eres el soldado vietnamita apunto de emboscar a un enemigo estadonidense, eres el rey salomon creando , y Cayendo por su propio ego, eres Alejandro Magno, consquitando a si mismo, eres la leyende que se desemboca en una pequena tribù , eres aquel cavernicola aprendiendo a usar el fuego,eres aquel que cometio genocidios, como eres aquella anciana que regala dinero a escondida a sus nietos, eres al artista que impresiona a sus seguidores y eres sus seguidores.</text:p>
      <text:p text:style-name="P48">-Ahora el azar y la causulidad determinara en que te convertiras , las barreras del tiempo no importan aquí ,no hay ley que riga la nada…</text:p>
      <text:p text:style-name="P49">Cada vez entiendo menos, entonces o soy toda la humanidad?</text:p>
      <text:p text:style-name="P50">-Si, es un ciclo de rencarnacion , hasta que estes completo .</text:p>
      <text:p text:style-name="P51">Completo, a que te refieres?</text:p>
      <text:p text:style-name="P52">-Pues seras una entidad similar a mi, por ahora aun estoy esperando a que brotes, cada mes mas cerca, cada vida te enseño algo, aunque no lo recuedes.</text:p>
      <text:p text:style-name="P53">Como es que aprendo si no lo recuerdo.</text:p>
      <text:p text:style-name="P54">-Lo sè , no puedes verlo ,para ver le progreso necesitas a un observador esterno.Yo lo he sido,soy y sere, aquel que lo vio primero.</text:p>
      <text:p text:style-name="P55"/>
      <text:p text:style-name="Normale"><text:span text:style-name="T56">References: the egg<text:s/></text:span><text:span text:style-name="T57">Andy Weir</text:span><text:span text:style-name="T58">. <text:s/></text:span><text:span text:style-name="T59">Cidade d</text:span><text:span text:style-name="T60">e Deus.</text:span></text:p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illi Salvatierra</meta:initial-creator>
    <dc:creator>Billi Salvatierra</dc:creator>
    <meta:creation-date>2022-11-05T14:45:00Z</meta:creation-date>
    <dc:date>2022-11-05T15:21:00Z</dc:date>
    <meta:template xlink:href="Normal" xlink:type="simple"/>
    <meta:editing-cycles>2</meta:editing-cycles>
    <meta:editing-duration>PT2040S</meta:editing-duration>
    <meta:document-statistic meta:page-count="3" meta:paragraph-count="6" meta:word-count="519" meta:character-count="3368" meta:row-count="23" meta:non-whitespace-character-count="2855"/>
  </office:meta>
</office:document-meta>
</file>